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xpre&gt;</text:span><text:span text:style-name="T2"> Tag Demo</text:span></text:p>
      <text:p text:style-name="Normal"><text:span text:style-name="T3">The X-preformatting supports paragraph-level formatting. </text:span></text:p>
      <text:p text:style-name="Normal"><text:span text:style-name="T4"><text:line-break/><text:s text:c="6"/>This allows</text:span><text:span text:style-name="T5">preformatted text</text:span><text:span text:style-name="T6"> with </text:span><text:span text:style-name="T7">markup</text:span><text:span text:style-name="T8">.<text:line-break/><text:line-break/><text:s text:c="6"/>ASCII ART<text:line-break/><text:line-break/><text:s text:c="6"/></text:span><text:span text:style-name="T9"><text:line-break/><text:s text:c="10"/>*** ***<text:line-break/><text:s text:c="9"/>*<text:s text:c="3"/>*<text:s text:c="3"/>*<text:line-break/><text:s text:c="10"/>*<text:s text:c="5"/>*<text:line-break/><text:s text:c="11"/>*<text:s text:c="3"/>*<text:line-break/><text:s text:c="12"/>* *<text:line-break/><text:s text:c="13"/>*<text:line-break/><text:s text:c="6"/></text:span><text:span text:style-name="T10"><text:line-break/><text:s text:c="4"/>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 fo:font-style="italic"/>
    </style:style>
    <style:style style:family="text" style:name="T6" style:display-name="T6">
      <style:text-properties/>
    </style:style>
    <style:style style:family="text" style:name="T7" style:display-name="T7">
      <style:text-properties fo:font-weight="bold"/>
    </style:style>
    <style:style style:family="text" style:name="T8" style:display-name="T8">
      <style:text-properties/>
    </style:style>
    <style:style style:family="text" style:name="T9" style:display-name="T9">
      <style:text-properties style:font-name="Courier"/>
    </style:style>
    <style:style style:family="text" style:name="T10" style:display-name="T1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